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paragraph-rsid="0073b18b"/>
    </style:style>
    <style:style style:name="P53" style:family="paragraph" style:parent-style-name="Standard">
      <style:text-properties officeooo:paragraph-rsid="0075213d"/>
    </style:style>
    <style:style style:name="P54" style:family="paragraph" style:parent-style-name="Standard">
      <style:text-properties officeooo:rsid="0076625c" officeooo:paragraph-rsid="0076625c"/>
    </style:style>
    <style:style style:name="P55" style:family="paragraph" style:parent-style-name="Standard">
      <style:text-properties officeooo:rsid="007759be" officeooo:paragraph-rsid="007759be"/>
    </style:style>
    <style:style style:name="P56" style:family="paragraph" style:parent-style-name="Standard">
      <style:text-properties officeooo:rsid="0078ca17" officeooo:paragraph-rsid="0078ca17"/>
    </style:style>
    <style:style style:name="P57" style:family="paragraph" style:parent-style-name="Heading_20_1">
      <style:text-properties officeooo:paragraph-rsid="001beb55"/>
    </style:style>
    <style:style style:name="P58" style:family="paragraph" style:parent-style-name="Heading_20_1">
      <style:text-properties officeooo:rsid="001dc64d" officeooo:paragraph-rsid="001dc64d"/>
    </style:style>
    <style:style style:name="P59" style:family="paragraph" style:parent-style-name="Heading_20_1">
      <style:text-properties officeooo:rsid="0062a782" officeooo:paragraph-rsid="0062a782"/>
    </style:style>
    <style:style style:name="P60" style:family="paragraph" style:parent-style-name="Standard" style:list-style-name="L1"/>
    <style:style style:name="P61" style:family="paragraph" style:parent-style-name="Standard" style:list-style-name="L1">
      <style:text-properties style:text-line-through-style="solid" style:text-line-through-type="single"/>
    </style:style>
    <style:style style:name="P62" style:family="paragraph" style:parent-style-name="Standard" style:list-style-name="L1">
      <style:text-properties style:text-line-through-style="solid" style:text-line-through-type="single" officeooo:rsid="002d2eb9" officeooo:paragraph-rsid="002d2eb9"/>
    </style:style>
    <style:style style:name="P63" style:family="paragraph" style:parent-style-name="Standard" style:list-style-name="L1">
      <style:text-properties officeooo:rsid="001f4f63" officeooo:paragraph-rsid="001f4f63"/>
    </style:style>
    <style:style style:name="P64" style:family="paragraph" style:parent-style-name="Standard" style:list-style-name="L2">
      <style:text-properties officeooo:paragraph-rsid="003dd29a"/>
    </style:style>
    <style:style style:name="P65" style:family="paragraph" style:parent-style-name="Standard" style:list-style-name="L2">
      <style:text-properties officeooo:rsid="003dd29a" officeooo:paragraph-rsid="003dd29a"/>
    </style:style>
    <style:style style:name="P66" style:family="paragraph" style:parent-style-name="Standard">
      <style:text-properties officeooo:rsid="0062a782" officeooo:paragraph-rsid="0062a782"/>
    </style:style>
    <style:style style:name="P67" style:family="paragraph" style:parent-style-name="Standard">
      <style:text-properties officeooo:rsid="00681248" officeooo:paragraph-rsid="0068ce29"/>
    </style:style>
    <style:style style:name="P68" style:family="paragraph" style:parent-style-name="Standard">
      <style:text-properties officeooo:rsid="0073b18b" officeooo:paragraph-rsid="0075213d"/>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57"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58" text:outline-level="1"><text:soft-page-break/>Evodons</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pan text:style-name="T1">Also need to account for references to rows and row breaks.</text:span></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703455771" text:style-name="L1">
        <text:list-item>
          <text:p text:style-name="P61">Organise notes.</text:p>
        </text:list-item>
        <text:list-item>
          <text:p text:style-name="P61">Tidy code and package code.</text:p>
        </text:list-item>
        <text:list-item>
          <text:p text:style-name="P61">Try 2-char/1-char compression of genome (excluding numbers and accounting for row.)</text:p>
        </text:list-item>
        <text:list-item>
          <text:p text:style-name="P61">See if splitting string into list of ints and maybe substrings helps (Compression of 4x expected? 8-bit char to 4-bit digit?)</text:p>
        </text:list-item>
        <text:list-item>
          <text:p text:style-name="P60">Regular dumping of strain genome.</text:p>
        </text:list-item>
        <text:list-item>
          <text:p text:style-name="P63">Phylogenetics</text:p>
        </text:list-item>
        <text:list-item>
          <text:p text:style-name="P62">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178251469" text:style-name="L2">
        <text:list-item>
          <text:p text:style-name="P65">NCB: Non-Compiled Browse file, a database file used with Visual Studio</text:p>
        </text:list-item>
        <text:list-item>
          <text:p text:style-name="P64"><text:span text:style-name="T9">SLN: Solution file, </text:span>contain<text:span text:style-name="T9">s</text:span> information about the project environment and the state of the project </text:p>
        </text:list-item>
        <text:list-item>
          <text:p text:style-name="P65">SUO: Solution User Operations file, used to store user preferences in Visual Studio</text:p>
        </text:list-item>
        <text:list-item>
          <text:p text:style-name="P65">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20220917</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20230529</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
      <text:h text:style-name="Heading_20_1" text:outline-level="1"><text:soft-page-break/>20230531</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something else. Of course a brute-force dict would be useable, if grotesque. Thankfully translate_aaff_to_kforth() combines the row term and row number.</text:span></text:p>
      <text:h text:style-name="Heading_20_1" text:outline-level="1"><text:soft-page-break/>20230602</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66">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59" text:outline-level="1">20220604</text:h>
      <text:p text:style-name="P47">I started trace_asexual_lines() at <text:span text:style-name="T25">20220602: ~1300, </text:span>which finished on <text:span text:style-name="T25">2022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67">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given very recent experiences. Also, not all the ancestors are asexual somehow. Which kind of defeats the purpose of the function, but it didn’t seem to affect genomic stability.</text:p>
      <text:p text:style-name="P47"/>
      <text:p text:style-name="P49"><text:soft-page-break/>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68">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3"/>
      <text:p text:style-name="P53"><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2"/>
      <text:p text:style-name="P53"><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3"/>
      <text:p text:style-name="P54">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4"/>
      <text:p text:style-name="P55">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5"/>
      <text:p text:style-name="P56">Anyway, 293434 of gen #66 is the last one, though it’s not quite pure as there were still a few mutants in its ancestry. It’s just that the mutations didn’t propagate. I checked a few other organisms <text:soft-page-break/>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6"/>
      <text:p text:style-name="P56">(How to run these by the way? I opened several consoles in Spyder: one for a reference, one to check ancestry or descendance, and the others to investigate whatever new characteristic comes to mind.)</text:p>
      <text:p text:style-name="P52"/>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6-04T23:05:36.972000000</dc:date>
    <meta:editing-duration>P2DT11H46M16S</meta:editing-duration>
    <meta:editing-cycles>45</meta:editing-cycles>
    <meta:generator>LibreOffice/6.1.6.3$Windows_X86_64 LibreOffice_project/5896ab1714085361c45cf540f76f60673dd96a72</meta:generator>
    <meta:document-statistic meta:table-count="0" meta:image-count="0" meta:object-count="0" meta:page-count="14" meta:paragraph-count="314" meta:word-count="6380" meta:character-count="38742" meta:non-whitespace-character-count="32364"/>
  </office:meta>
</office:document-meta>
</file>